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Потратил всё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Потратил не всё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Потратил меньше галеон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Потратил меньше сикл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4:34:18.7865902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16:58:47.702531016</meta:creation-date>
    <dc:date>2020-09-25T14:37:27.440382668</dc:date>
    <meta:editing-duration>PT27M43S</meta:editing-duration>
    <meta:editing-cycles>8</meta:editing-cycles>
    <meta:generator>LibreOffice/6.4.5.2$Linux_X86_64 LibreOffice_project/40$Build-2</meta:generator>
    <meta:document-statistic meta:table-count="1" meta:cell-count="50" meta:object-count="0"/>
  </office:meta>
</office:document-meta>
</file>